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rebuchet-BoldItalic" svg:font-family="Trebuchet-BoldItalic" style:font-family-generic="roman" style:font-pitch="variable"/>
    <style:font-face style:name="TrebuchetMS" svg:font-family="TrebuchetMS" style:font-family-generic="roman" style:font-pitch="variable"/>
    <style:font-face style:name="TrebuchetMS-Italic" svg:font-family="TrebuchetMS-Ital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text-outline="false" style:font-name="TrebuchetMS" fo:font-size="13pt" fo:letter-spacing="normal" style:text-underline-style="none" style:letter-kerning="false" style:font-size-asian="13pt"/>
    </style:style>
    <style:style style:name="P2" style:family="paragraph" style:parent-style-name="Standard">
      <style:text-properties fo:color="#000000" style:text-outline="false" style:font-name="TrebuchetMS" fo:font-size="13pt" fo:letter-spacing="normal" fo:font-style="normal" style:text-underline-style="none" style:letter-kerning="false" style:font-size-asian="13pt" style:font-style-asian="normal"/>
    </style:style>
    <style:style style:name="P3" style:family="paragraph" style:parent-style-name="Standard">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4" style:family="paragraph" style:parent-style-name="Standard">
      <style:text-properties fo:color="#000000" style:text-outline="false" style:font-name="TrebuchetMS-Italic" fo:font-size="13pt" fo:letter-spacing="normal" fo:font-style="italic" style:text-underline-style="none" fo:font-weight="normal" style:letter-kerning="false" style:font-size-asian="13pt" style:font-style-asian="italic" style:font-weight-asian="normal"/>
    </style:style>
    <style:style style:name="P5" style:family="paragraph" style:parent-style-name="Standard">
      <style:paragraph-properties fo:margin-top="0cm" fo:margin-bottom="0.282cm" loext:contextual-spacing="false" fo:line-height="107%"/>
    </style:style>
    <style:style style:name="P6" style:family="paragraph" style:parent-style-name="Standard">
      <style:paragraph-properties fo:margin-top="0cm" fo:margin-bottom="0.282cm" loext:contextual-spacing="false" fo:line-height="107%"/>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7" style:family="paragraph" style:parent-style-name="Standard" style:list-style-name="WWNum1">
      <style:paragraph-properties fo:margin-left="0.374cm" fo:margin-right="0cm" fo:margin-top="0cm" fo:margin-bottom="0.282cm" loext:contextual-spacing="false" fo:line-height="107%" fo:text-indent="0cm" style:auto-text-indent="false">
        <style:tab-stops>
          <style:tab-stop style:position="0.035cm"/>
          <style:tab-stop style:position="0.409cm"/>
        </style:tab-stops>
      </style:paragraph-properties>
    </style:style>
    <style:style style:name="T1" style:family="text">
      <style:text-properties fo:color="#000000" style:text-outline="false" style:font-name="TrebuchetMS" fo:font-size="13pt" fo:letter-spacing="normal" style:text-underline-style="none" style:letter-kerning="false" style:font-size-asian="13pt"/>
    </style:style>
    <style:style style:name="T2" style:family="text">
      <style:text-properties fo:color="#000000" style:text-outline="false" style:font-name="TrebuchetMS" fo:font-size="13pt" fo:letter-spacing="normal" fo:font-style="normal" style:text-underline-style="none" style:letter-kerning="false" style:font-size-asian="13pt" style:font-style-asian="normal"/>
    </style:style>
    <style:style style:name="T3" style:family="text">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T4" style:family="text">
      <style:text-properties fo:color="#000000" style:text-outline="false" style:font-name="TrebuchetMS-Italic" fo:font-size="13pt" fo:letter-spacing="normal" fo:font-style="italic" style:text-underline-style="none" style:letter-kerning="false" style:font-size-asian="13pt" style:font-style-asian="italic"/>
    </style:style>
    <style:style style:name="T5" style:family="text">
      <style:text-properties fo:color="#000000" style:text-outline="false" style:font-name="TrebuchetMS-Italic" fo:font-size="13pt" fo:letter-spacing="normal" fo:font-style="italic" style:text-underline-style="none" fo:font-weight="normal" style:letter-kerning="false" style:font-size-asian="13pt" style:font-style-asian="italic" style:font-weight-asian="normal"/>
    </style:style>
    <style:style style:name="T6" style:family="text">
      <style:text-properties fo:color="#000000" style:text-outline="false" style:font-name="Trebuchet-BoldItalic" fo:font-size="13pt" fo:letter-spacing="normal" fo:font-style="italic" style:text-underline-style="none" fo:font-weight="bold" style:letter-kerning="false" style:font-size-asian="13pt"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avid</text:span></text:p>
      <text:p text:style-name="P1"/>
      <text:p text:style-name="Standard"><text:span text:style-name="T1">Thank you for the proposals, we’ve taken a look at them all and have the following comments to make:</text:span></text:p>
      <text:p text:style-name="P1"/>
      <text:p text:style-name="Standard"><text:span text:style-name="T1">Proposal</text:span></text:p>
      <text:p text:style-name="Standard"><text:span text:style-name="T4">I would like to work on the software aspects of the enterprise. My ideas would be that we could write the software for the Pump modelling for both customers and staff of the model town. We could also design the software for the functionality of the pumps. Such as making the barrels not overflow, keeping water for gardeners etc.</text:span></text:p>
      <text:p text:style-name="P2"/>
      <text:p text:style-name="Standard"><text:span text:style-name="T2">Comment</text:span></text:p>
      <text:p text:style-name="Standard"><text:span text:style-name="T2">We think this would fit in rather nicely with our need for a Man Machine interface for the system. The basic software functionality to control the system has been developed so we see this work building on that, adding a layer on top of it in fact, to allow manual intervention by WMT staff and providing visual display for the visitors.</text:span></text:p>
      <text:p text:style-name="P2"/>
      <text:p text:style-name="Standard"><text:span text:style-name="T2">We will draft a basic requirement specification for this package to provide the student a framework within which to develop the project.</text:span></text:p>
      <text:p text:style-name="P2"/>
      <text:p text:style-name="P2"/>
      <text:p text:style-name="Standard"><text:span text:style-name="T2">Proposal</text:span></text:p>
      <text:p text:style-name="Standard"><text:span text:style-name="T6">Salinate the system - </text:span><text:span text:style-name="T5">Add the correct ratio of salt to water as to reduce freezing temp but ensure that the salt remains in solution.</text:span></text:p>
      <text:p text:style-name="P3"/>
      <text:p text:style-name="Standard"><text:span text:style-name="T3">Comment</text:span></text:p>
      <text:p text:style-name="Standard"><text:span text:style-name="T3">Interesting idea but a non-starter we think because of the flora and fauna that live in or use the river system. There are bog plant, invertebrates like pond skaters and waterboatmen, plus frogs and newts. We did consider adding chemicals to the water to solve the algae problem but chose not to because of the risk to the ecosystem.</text:span></text:p>
      <text:p text:style-name="P3"/>
      <text:p text:style-name="Standard"><text:span text:style-name="T3">Proposal</text:span></text:p>
      <text:p text:style-name="Standard"><text:span text:style-name="T6">Install a patron operated pump - </text:span><text:span text:style-name="T5">Would involve adding a see-through pump that would not function as the primary pump or affect the function of the water system to any large extent. It would instead serve to demonstrate how water control systems work and how the river is maintained.</text:span></text:p>
      <text:p text:style-name="P3"/>
      <text:p text:style-name="Standard"><text:span text:style-name="T3">Comment</text:span></text:p>
      <text:p text:style-name="Standard"><text:span text:style-name="T3">While we can see some potential benefit as a future addition to the visitor experience we think there are more immediate priorities that need addressing. We’re also a little put off by the cons, which are well thought through by the way, we are endeavouring to reduce the level of routine maintenance and cleaning required because we cannot guarantee that it will be done.</text:span></text:p>
      <text:p text:style-name="P3"><text:soft-page-break/></text:p>
      <text:p text:style-name="Standard"><text:span text:style-name="T3">Proposal</text:span></text:p>
      <text:p text:style-name="Standard"><text:span text:style-name="T6">Add decorative items to the stream itself - </text:span><text:span text:style-name="T5">This would involve adding pebbles and other miscellaneous items to add to the overall realism and aesthetic of the river.</text:span></text:p>
      <text:p text:style-name="P4"/>
      <text:p text:style-name="Standard"><text:span text:style-name="T3">Comment</text:span></text:p>
      <text:p text:style-name="Standard"><text:span text:style-name="T3">Mixed views of this one, it is something we have tossed around before and it has a lot of positives going for it. The cons again point to some of the issues that have dissuaded us from progressing before but If the student is willing to give it a go as a trial in part of the river, something that we could reverse if need be then I think we could give it a go. As part of this we would all want the student to address the disadvantages set out, particularly the maintenance aspects. At the very least we would have objective evidence to back up a decision to fully implement or not.</text:span></text:p>
      <text:p text:style-name="P3"/>
      <text:p text:style-name="Standard"><text:span text:style-name="T3">We will draft a basic requirement specification for this package to provide the student a framework within which to develop the project.</text:span></text:p>
      <text:p text:style-name="P3"/>
      <text:p text:style-name="Standard"><text:span text:style-name="T3">Proposal</text:span></text:p>
      <text:p text:style-name="P5"><text:span text:style-name="T5">A multifunctional instrument to measure water speed and height; attach water wheel to plastic strip that measures water height and add buoyancy aids so the wheel rises up the strip as the water rises and the speed and height of the water are measured using the same instrument.</text:span></text:p>
      <text:p text:style-name="P3"/>
      <text:p text:style-name="Standard"><text:span text:style-name="T3">Comment</text:span></text:p>
      <text:p text:style-name="P5"><text:span text:style-name="T3">It is not clear from the proposal outline how the speed and level information would be made available to the automated control system, if at all. We have a need to refine the level measurement probes we have prototyped, or in fact replace them with improved designs/technology, so we can measure automatically water levels, wherever needed, at a finer level of resolution than we are currently achieving. We also need to prove the functionality of the current prototype water wheel, refining or replacing it if necessary, and calibrating it against known water flows so that we can reliably and automatically measure the general flow of the river system as it empties into the sump.</text:span></text:p>
      <text:p text:style-name="P5"><text:span text:style-name="T3">The finer water level measurement and the water flow measurement are needed to provide improved information for the automatic control system and to feed into the staff / visitor displays.</text:span></text:p>
      <text:p text:style-name="P5"><text:span text:style-name="T3">It’s a pity the students didn’t see the river in operation during their visit as the flow rate, although an order of magnitude better than it was, is not great, more a determined drift than a raging torrent. We have also seen a marked stratification in the flow, particularly in the final section of the river, with the surface seemingly static but reasonable flow underneath. We did prototype a floating waterwheel but found that it refused to turn.</text:span></text:p>
      <text:p text:style-name="P5"><text:soft-page-break/><text:span text:style-name="T3">We would like the students to work on improved level measurement and flow rate designs and will be happy to develop outline requirement specifications for these.</text:span></text:p>
      <text:p text:style-name="P3"/>
      <text:p text:style-name="Standard"><text:span text:style-name="T3">Proposal</text:span></text:p>
      <text:p text:style-name="P5"><text:span text:style-name="T5">Install 3-D printed turbines in the river at various intervals connected to generators</text:span></text:p>
      <text:p text:style-name="P6"/>
      <text:p text:style-name="P5"><text:span text:style-name="T3">Comment</text:span></text:p>
      <text:p text:style-name="P5"><text:span text:style-name="T3">An interesting idea and we would like to scavenge energy if possible but, as stated above, the flow rate is not great so the amount of energy that could be recovered would be probably be minuscule. However, we would like to be able to measure the flow rates at different points in the river system so as part of the flow rate measurement work package mentioned above a practical design to allow us to map flow rates in the river system would be useful.</text:span></text:p>
      <text:p text:style-name="P5"><text:span text:style-name="T3">We could add this to the requirement specification mentioned above.</text:span></text:p>
      <text:p text:style-name="P6"/>
      <text:p text:style-name="P5"><text:span text:style-name="T3">So in conclusion, having read through the proposals and merging the new ideas with our programme objectives the we would like the students to work on:</text:span></text:p>
      <text:list xml:id="list597858263" text:style-name="WWNum1">
        <text:list-item>
          <text:p text:style-name="P7"><text:span text:style-name="T3">Web based visitor display interface / staff manual control interface</text:span></text:p>
        </text:list-item>
        <text:list-item>
          <text:p text:style-name="P7"><text:span text:style-name="T3">Prototype a more natural look to the river system</text:span></text:p>
        </text:list-item>
        <text:list-item>
          <text:p text:style-name="P7"><text:span text:style-name="T3">Refined / improved automatic level measuring facility</text:span></text:p>
        </text:list-item>
        <text:list-item>
          <text:p text:style-name="P7"><text:span text:style-name="T3">Refined / improved automatic water flow rate measuring facility</text:span></text:p>
        </text:list-item>
        <text:list-item>
          <text:p text:style-name="P7"><text:span text:style-name="T3">Facility for mapping the level and flow rates throughout the river system</text:span></text:p>
        </text:list-item>
      </text:list>
      <text:p text:style-name="P6"/>
      <text:p text:style-name="Standard"><text:span text:style-name="T3">As stated above we will be happy to generate requirement specification )or statements may be a better work) for each of the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rebuchet-BoldItalic" svg:font-family="Trebuchet-BoldItalic" style:font-family-generic="roman" style:font-pitch="variable"/>
    <style:font-face style:name="TrebuchetMS" svg:font-family="TrebuchetMS" style:font-family-generic="roman" style:font-pitch="variable"/>
    <style:font-face style:name="TrebuchetMS-Italic" svg:font-family="TrebuchetMS-Ital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8:37:07.231003609</meta:creation-date>
    <dc:date>2017-12-13T08:41:31.513440653</dc:date>
    <meta:editing-duration>PT4M24S</meta:editing-duration>
    <meta:editing-cycles>1</meta:editing-cycles>
    <meta:document-statistic meta:table-count="0" meta:image-count="0" meta:object-count="0" meta:page-count="3" meta:paragraph-count="39" meta:word-count="1038" meta:character-count="5949" meta:non-whitespace-character-count="4955"/>
    <meta:generator>LibreOffice_Vanilla/5.4.4.3$MacOSX_X86_64 LibreOffice_project/327ad42f4b641f37cf4dd9936346bc386252669a</meta:generator>
  </office:meta>
</office:document-meta>
</file>